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ROM php:8.1-cli</text:p>
      <text:p text:style-name="Standard"/>
      <text:p text:style-name="Standard">WORKDIR /app</text:p>
      <text:p text:style-name="Standard">COPY . /app</text:p>
      <text:p text:style-name="Standard"/>
      <text:p text:style-name="Standard">RUN apt-get update &amp;&amp; apt-get install -y unzip libzip-dev libssl-dev libcurl4-openssl-dev \</text:p>
      <text:p text:style-name="Standard"><text:s text:c="4"/>&amp;&amp; docker-php-ext-install zip</text:p>
      <text:p text:style-name="Standard"/>
      <text:p text:style-name="Standard"># Installa Composer per gestire PHPMailer</text:p>
      <text:p text:style-name="Standard">RUN curl -sS https://getcomposer.org/installer | php &amp;&amp; \</text:p>
      <text:p text:style-name="Standard"><text:s text:c="4"/>mv composer.phar /usr/local/bin/composer &amp;&amp; \</text:p>
      <text:p text:style-name="Standard"><text:s text:c="4"/>composer install</text:p>
      <text:p text:style-name="Standard"/>
      <text:p text:style-name="Standard">EXPOSE 10000</text:p>
      <text:p text:style-name="Standard">CMD ["php", "-S", "0.0.0.0:10000", "index.php"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sus Asus</meta:initial-creator>
    <meta:creation-date>2025-05-11T13:06:31.93</meta:creation-date>
    <meta:document-statistic meta:table-count="0" meta:image-count="0" meta:object-count="0" meta:page-count="1" meta:paragraph-count="11" meta:word-count="50" meta:character-count="389"/>
    <dc:date>2025-05-11T13:07:25.55</dc:date>
    <dc:creator>asus Asus</dc:creator>
    <meta:editing-duration>PT57S</meta:editing-duration>
    <meta:editing-cycles>1</meta:editing-cycles>
    <meta:generator>OpenOffice/4.1.15$Win32 OpenOffice.org_project/4115m2$Build-9813</meta:generator>
  </office:meta>
</office:document-meta>
</file>